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5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412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5:list.L5">
            <calcext:condition calcext:apply-style-name="Accent" calcext:value="=b" calcext:base-cell-address="list.L5"/>
          </calcext:conditional-format>
          <calcext:conditional-format calcext:target-range-address="list.B3:list.B151">
            <calcext:condition calcext:apply-style-name="Error" calcext:value="duplicate" calcext:base-cell-address="list.B3"/>
          </calcext:conditional-format>
          <calcext:conditional-format calcext:target-range-address="list.C3:list.C151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30:list.C131" table:on-update-keep-styles="true" table:on-update-keep-size="false"/>
        <table:database-range table:name="__Anonymous_Sheet_DB__0" table:target-range-address="list.B2:list.H15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1">00/00/0000</text:date>, <text:time style:data-style-name="N2" text:time-value="18:07:04.77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1-11T18:12:14.803000000</dc:date>
    <meta:editing-duration>PT20H46M16S</meta:editing-duration>
    <meta:editing-cycles>401</meta:editing-cycles>
    <meta:document-statistic meta:table-count="1" meta:cell-count="1153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'
' 생성자
'
Private Sub Class_Initialize()

    MsgBox "Exporter : Initialize"
    
End Sub

'
' 소멸자
'
Private Sub Class_Terminate()

    MsgBox "Exporter : Terminate"
    
End Sub ' Destructor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ExportList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
	'
	InitKoreanPartsList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	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